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938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938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938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938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938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938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938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938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938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938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938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938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938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938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938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938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938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shley de los Angeles del Valle Cabeza Lop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361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rnesto Antonio Cabeza G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14952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5.3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2" meta:character-count="1192" meta:non-whitespace-character-count="1020"/>
    <meta:template xlink:type="simple" xlink:actuate="onRequest" xlink:title="Normal" xlink:href=""/>
  </office:meta>
</office:document-meta>
</file>